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fo:font-variant="normal" fo:text-transform="none" fo:color="#333333" style:font-name="sans-serif" fo:font-size="18pt" fo:letter-spacing="normal" fo:font-style="normal" fo:font-weight="bold"/>
    </style:style>
    <style:style style:name="P3" style:family="paragraph" style:parent-style-name="Standard">
      <style:text-properties fo:font-variant="normal" fo:text-transform="none" fo:color="#333333" style:font-name="sans-serif" fo:letter-spacing="normal" fo:font-style="normal" fo:font-weight="normal"/>
    </style:style>
    <style:style style:name="P4" style:family="paragraph" style:parent-style-name="Text_20_body">
      <style:paragraph-properties fo:margin-left="0cm" fo:margin-right="0cm" fo:margin-top="0cm" fo:margin-bottom="0cm" fo:line-height="170%" fo:orphans="2" fo:widows="2" fo:text-indent="0cm" style:auto-text-indent="false" fo:padding="0cm" fo:border="none"/>
      <style:text-properties fo:font-variant="normal" fo:text-transform="none" fo:color="#333333" style:font-name="sans-serif" fo:letter-spacing="normal" fo:font-style="normal" fo:font-weight="normal"/>
    </style:style>
    <style:style style:name="P5" style:family="paragraph" style:parent-style-name="Text_20_body">
      <style:paragraph-properties fo:margin-left="0cm" fo:margin-right="0cm" fo:margin-top="0cm" fo:margin-bottom="0cm" fo:line-height="170%" fo:orphans="2" fo:widows="2" fo:text-indent="0cm" style:auto-text-indent="false" fo:padding="0cm" fo:border="none"/>
      <style:text-properties style:font-name="Arial"/>
    </style:style>
    <style:style style:name="T1" style:family="text">
      <style:text-properties fo:font-variant="normal" fo:text-transform="none" fo:color="#333333" style:font-name="sans-serif"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dpoint Detection and Response (EDR) dient als zentrale Drehscheibe für die Aggregation, Korrelation und tiefgreifende Analyse von Endpunktdaten. Es spielt eine zentrale Rolle bei der Orchestrierung des Umgangs mit Sicherheitswarnungen und der anschließenden Reaktion auf potenzielle Bedrohungen. EDR-Lösungen bestehen in der Regel aus drei Kernelementen:</text:p>
      <text:p text:style-name="P2"/>
      <text:p text:style-name="P2"/>
      <text:p text:style-name="P2">Endpoint Agents</text:p>
      <text:p text:style-name="P4">Dabei handelt es sich um Softwareagenten oder Sensoren, die auf einzelnen Endpunkten (Computer, Server, Geräte) installiert sind, um Daten zu sammeln und an das EDR-System zu übertragen. Diese Agenten überwachen kontinuierlich die Endpunktaktivitäten und stellen Daten für die Analyse bereit.</text:p>
      <text:p text:style-name="P2">Automatic Response</text:p>
      <text:p text:style-name="P4">EDR-Systeme können so konfiguriert werden, dass sie automatisch auf bestimmte Sicherheitsbedrohungen oder -vorfälle reagieren und so dazu beitragen, die Auswirkungen von Angriffen in Echtzeit einzudämmen und abzuschwächen. Dies ist ein entscheidendes Merkmal zur Verkürzung der Reaktionszeiten und zur Minimierung von Schäden.</text:p>
      <text:p text:style-name="P3"/>
      <text:p text:style-name="P2">Analytics and Forensics</text:p>
      <text:p text:style-name="P5">EDR-Systeme nutzen fortschrittliche Analysen, um verdächtige oder bösartige Aktivitäten auf der Grundlage der von den Endgeräten gesammelten Daten zu identifizieren. Sie bieten auch forensische Funktionen, die es Sicherheitsteams ermöglichen, den Umfang und die Auswirkungen von Sicherheitsvorfällen durch detaillierte Analysen zu untersuchen und zu verstehen.<text:line-break/>Aufgrund der schieren Menge an Daten ist eine manuelle Erstanalyse aller Ereignisse für Menschen nicht mehr machbar. Daher werden diese Daten in automatisierte Technologien zur Erkennung von Bedrohungen geleitet. Diese fortschrittlichen Funktionen nutzen die Möglichkeiten des maschinellen Lernens und der Mustererkennung, um Bedrohungen selbstständig zu identifizieren und zu bekämpfen. Darüber hinaus führen sie gründliche forensische Analysen durch, um die Ursachen von Sicherheitsvorfällen zu entschlüsseln.</text:p>
      <text:p text:style-name="P1"/>
      <text:p text:style-name="P1"/>
      <text:p text:style-name="P1"/>
      <text:p text:style-name="P1"/>
      <text:p text:style-name="P2"><text:soft-page-break/>Forensic Analysis</text:p>
      <text:p text:style-name="P5">Dies bedeutet, dass Menschen die von der automatischen Analyse angezeigten Ereignisse analysieren, um festzustellen, ob sie eine Bedrohung darstellen oder nicht. Übermäßiger Internetverkehr zu unregelmäßigen Zeiten oder von verdächtigen Standorten aus erfordert beispielsweise menschliches Eingreifen, um festzustellen, ob es sich um eine verdächtige oder regelmäßige Aktivität handelt. Falsch-positive Warnungen können vorkommen. Um Falschmeldungen zu vermeiden, unterstützt ein EDR einen Mechanismus, der es Analysten ermöglicht, einige Ereignisse als legitim zu kennzeichnen, selbst wenn sie als verdächtig eingestuft werden, und sie einer Whitelist hinzuzufü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1cm" fo:margin-bottom="1.997cm" fo:margin-left="1.13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4$Win32 OpenOffice.org_project/4114m1$Build-9811</meta:generator>
    <dc:date>2023-12-01T11:17:10.03</dc:date>
    <dc:creator>kaos sevdalisi</dc:creator>
    <meta:document-statistic meta:table-count="0" meta:image-count="0" meta:object-count="0" meta:page-count="2" meta:paragraph-count="9" meta:word-count="325" meta:character-count="2585"/>
    <meta:user-defined meta:name="Info 1"/>
    <meta:user-defined meta:name="Info 2"/>
    <meta:user-defined meta:name="Info 3"/>
    <meta:user-defined meta:name="Info 4"/>
  </office:meta>
</office:document-meta>
</file>